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9b4" officeooo:paragraph-rsid="000959b4"/>
    </style:style>
    <style:style style:name="P2" style:family="paragraph" style:parent-style-name="Standard">
      <style:paragraph-properties fo:text-align="justify" style:justify-single-word="false"/>
      <style:text-properties officeooo:rsid="000959b4" officeooo:paragraph-rsid="00095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LE BERRE, M1 AIDN</text:p>
      <text:p text:style-name="P1"/>
      <text:p text:style-name="P2">J’ai voulu créer un système solaire pour ce projet, cependant l’affichage de certaine planètes devenaient génants par conséquent je me suis limité aux 4 premières planètes du système solaire à savoir Mercure, Venus, Terre et Mars.</text:p>
      <text:p text:style-name="P2">J’ai également créez la lune qui gravite autour du soleil.</text:p>
      <text:p text:style-name="P2"/>
      <text:p text:style-name="P2">Afin de respecter les échelles je me suis reporté à divers site web dont un pour lequel j’ai diminuer par 10 les distances des planètes au soleil et multiplié par 2 leurs rayons.</text:p>
      <text:p text:style-name="P2">Les vitesses de rotation sont quant à elle proportionnelle à la celle de la Ter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0:38:08.222709326</meta:creation-date>
    <dc:date>2020-01-06T20:43:33.745160175</dc:date>
    <meta:editing-duration>PT5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99" meta:character-count="572" meta:non-whitespace-character-count="478"/>
  </office:meta>
</office:document-meta>
</file>